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15139353368962311" text:style-name="L3">
        <text:list-item>
          <text:p text:style-name="P1">A list item</text:p>
        </text:list-item>
        <text:list-item>
          <text:p text:style-name="P1">A second</text:p>
        </text:list-item>
        <text:list-item>
          <text:p text:style-name="P1">A third</text:p>
          <text:list>
            <text:list-item>
              <text:p text:style-name="P1">New level!</text:p>
              <text:list>
                <text:list-item>
                  <text:p text:style-name="P1">And another!</text:p>
                </text:list-item>
                <text:list-item>
                  <text:p text:style-name="P1">It's great up here!</text:p>
                </text:list-item>
              </text:list>
            </text:list-item>
            <text:list-item>
              <text:p text:style-name="P1">Oh noes</text:p>
            </text:list-item>
            <text:list-item>
              <text:p text:style-name="P1">We fell!</text:p>
            </text:list-item>
          </text:list>
        </text:list-item>
        <text:list-item>
          <text:p text:style-name="P1">Maybe someone</text:p>
        </text:list-item>
        <text:list-item>
          <text:p text:style-name="P1">Pushed us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5-03-01T17:36:15.04</dc:date>
    <dc:creator>Martin Linnemann</dc:creator>
    <meta:editing-duration>PT10M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10" meta:word-count="33" meta:character-count="115"/>
  </office:meta>
</office:document-meta>
</file>